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21 'gumtree block feature + log statement match + 0.99up'.F2:'gumtree block feature + log statement match + 0.99up'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50" calcext:value-type="float">
            <text:p>250</text:p>
          </table:table-cell>
          <table:table-cell table:formula="of:=[.D1]/SUM([.D$1:.D$18])" office:value-type="float" office:value="0.68870523415978" calcext:value-type="float">
            <text:p>0.6887052342</text:p>
          </table:table-cell>
          <table:table-cell table:formula="of:=SUM([.E1:.E$1])" office:value-type="float" office:value="0.68870523415978" calcext:value-type="float">
            <text:p>0.6887052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24" calcext:value-type="float">
            <text:p>24</text:p>
          </table:table-cell>
          <table:table-cell table:formula="of:=[.D2]/SUM([.D$1:.D$18])" office:value-type="float" office:value="0.0661157024793388" calcext:value-type="float">
            <text:p>0.0661157025</text:p>
          </table:table-cell>
          <table:table-cell table:formula="of:=SUM([.E2:.E$1])" office:value-type="float" office:value="0.754820936639118" calcext:value-type="float">
            <text:p>0.7548209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16" calcext:value-type="float">
            <text:p>16</text:p>
          </table:table-cell>
          <table:table-cell table:formula="of:=[.D3]/SUM([.D$1:.D$18])" office:value-type="float" office:value="0.0440771349862259" calcext:value-type="float">
            <text:p>0.044077135</text:p>
          </table:table-cell>
          <table:table-cell table:formula="of:=SUM([.E3:.E$1])" office:value-type="float" office:value="0.798898071625344" calcext:value-type="float">
            <text:p>0.7988980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4" calcext:value-type="float">
            <text:p>4</text:p>
          </table:table-cell>
          <table:table-cell table:formula="of:=[.D4]/SUM([.D$1:.D$18])" office:value-type="float" office:value="0.0110192837465565" calcext:value-type="float">
            <text:p>0.0110192837</text:p>
          </table:table-cell>
          <table:table-cell table:formula="of:=SUM([.E4:.E$1])" office:value-type="float" office:value="0.809917355371901" calcext:value-type="float">
            <text:p>0.8099173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1:.D$18])" office:value-type="float" office:value="0.00550964187327824" calcext:value-type="float">
            <text:p>0.0055096419</text:p>
          </table:table-cell>
          <table:table-cell table:formula="of:=SUM([.E5:.E$1])" office:value-type="float" office:value="0.815426997245179" calcext:value-type="float">
            <text:p>0.8154269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6])" office:value-type="float" office:value="14" calcext:value-type="float">
            <text:p>14</text:p>
          </table:table-cell>
          <table:table-cell table:formula="of:=[.D6]/SUM([.D$1:.D$18])" office:value-type="float" office:value="0.0385674931129477" calcext:value-type="float">
            <text:p>0.0385674931</text:p>
          </table:table-cell>
          <table:table-cell table:formula="of:=SUM([.E6:.E$1])" office:value-type="float" office:value="0.853994490358127" calcext:value-type="float">
            <text:p>0.8539944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7])" office:value-type="float" office:value="4" calcext:value-type="float">
            <text:p>4</text:p>
          </table:table-cell>
          <table:table-cell table:formula="of:=[.D7]/SUM([.D$1:.D$18])" office:value-type="float" office:value="0.0110192837465565" calcext:value-type="float">
            <text:p>0.0110192837</text:p>
          </table:table-cell>
          <table:table-cell table:formula="of:=SUM([.E7:.E$1])" office:value-type="float" office:value="0.865013774104683" calcext:value-type="float">
            <text:p>0.86501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577];[.C8])" office:value-type="float" office:value="2" calcext:value-type="float">
            <text:p>2</text:p>
          </table:table-cell>
          <table:table-cell table:formula="of:=[.D8]/SUM([.D$1:.D$18])" office:value-type="float" office:value="0.00550964187327824" calcext:value-type="float">
            <text:p>0.0055096419</text:p>
          </table:table-cell>
          <table:table-cell table:formula="of:=SUM([.E8:.E$1])" office:value-type="float" office:value="0.870523415977961" calcext:value-type="float">
            <text:p>0.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9])" office:value-type="float" office:value="6" calcext:value-type="float">
            <text:p>6</text:p>
          </table:table-cell>
          <table:table-cell table:formula="of:=[.D9]/SUM([.D$1:.D$18])" office:value-type="float" office:value="0.0165289256198347" calcext:value-type="float">
            <text:p>0.0165289256</text:p>
          </table:table-cell>
          <table:table-cell table:formula="of:=SUM([.E9:.E$1])" office:value-type="float" office:value="0.887052341597796" calcext:value-type="float">
            <text:p>0.8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10])" office:value-type="float" office:value="4" calcext:value-type="float">
            <text:p>4</text:p>
          </table:table-cell>
          <table:table-cell table:formula="of:=[.D10]/SUM([.D$1:.D$18])" office:value-type="float" office:value="0.0110192837465565" calcext:value-type="float">
            <text:p>0.0110192837</text:p>
          </table:table-cell>
          <table:table-cell table:formula="of:=SUM([.E10:.E$1])" office:value-type="float" office:value="0.898071625344353" calcext:value-type="float">
            <text:p>0.898071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1:.D$18])" office:value-type="float" office:value="0.00550964187327824" calcext:value-type="float">
            <text:p>0.0055096419</text:p>
          </table:table-cell>
          <table:table-cell table:formula="of:=SUM([.E11:.E$1])" office:value-type="float" office:value="0.903581267217631" calcext:value-type="float">
            <text:p>0.903581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2])" office:value-type="float" office:value="2" calcext:value-type="float">
            <text:p>2</text:p>
          </table:table-cell>
          <table:table-cell table:formula="of:=[.D12]/SUM([.D$1:.D$18])" office:value-type="float" office:value="0.00550964187327824" calcext:value-type="float">
            <text:p>0.0055096419</text:p>
          </table:table-cell>
          <table:table-cell table:formula="of:=SUM([.E12:.E$1])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577];[.C13])" office:value-type="float" office:value="8" calcext:value-type="float">
            <text:p>8</text:p>
          </table:table-cell>
          <table:table-cell table:formula="of:=[.D13]/SUM([.D$1:.D$18])" office:value-type="float" office:value="0.0220385674931129" calcext:value-type="float">
            <text:p>0.0220385675</text:p>
          </table:table-cell>
          <table:table-cell table:formula="of:=SUM([.E13:.E$1])" office:value-type="float" office:value="0.931129476584022" calcext:value-type="float">
            <text:p>0.931129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4])" office:value-type="float" office:value="2" calcext:value-type="float">
            <text:p>2</text:p>
          </table:table-cell>
          <table:table-cell table:formula="of:=[.D14]/SUM([.D$1:.D$18])" office:value-type="float" office:value="0.00550964187327824" calcext:value-type="float">
            <text:p>0.0055096419</text:p>
          </table:table-cell>
          <table:table-cell table:formula="of:=SUM([.E14:.E$1])" office:value-type="float" office:value="0.9366391184573" calcext:value-type="float">
            <text:p>0.936639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5])" office:value-type="float" office:value="4" calcext:value-type="float">
            <text:p>4</text:p>
          </table:table-cell>
          <table:table-cell table:formula="of:=[.D15]/SUM([.D$1:.D$18])" office:value-type="float" office:value="0.0110192837465565" calcext:value-type="float">
            <text:p>0.0110192837</text:p>
          </table:table-cell>
          <table:table-cell table:formula="of:=SUM([.E15:.E$1])" office:value-type="float" office:value="0.947658402203857" calcext:value-type="float">
            <text:p>0.947658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577];[.C16])" office:value-type="float" office:value="2" calcext:value-type="float">
            <text:p>2</text:p>
          </table:table-cell>
          <table:table-cell table:formula="of:=[.D16]/SUM([.D$1:.D$18])" office:value-type="float" office:value="0.00550964187327824" calcext:value-type="float">
            <text:p>0.0055096419</text:p>
          </table:table-cell>
          <table:table-cell table:formula="of:=SUM([.E16:.E$1])" office:value-type="float" office:value="0.953168044077135" calcext:value-type="float">
            <text:p>0.953168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17])" office:value-type="float" office:value="1" calcext:value-type="float">
            <text:p>1</text:p>
          </table:table-cell>
          <table:table-cell table:formula="of:=[.D17]/SUM([.D$1:.D$18])" office:value-type="float" office:value="0.00275482093663912" calcext:value-type="float">
            <text:p>0.0027548209</text:p>
          </table:table-cell>
          <table:table-cell table:formula="of:=SUM([.E17:.E$1])" office:value-type="float" office:value="0.955922865013774" calcext:value-type="float">
            <text:p>0.95592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18])" office:value-type="float" office:value="16" calcext:value-type="float">
            <text:p>16</text:p>
          </table:table-cell>
          <table:table-cell table:formula="of:=[.D18]/SUM([.D$1:.D$18])" office:value-type="float" office:value="0.0440771349862259" calcext:value-type="float">
            <text:p>0.044077135</text:p>
          </table:table-cell>
          <table:table-cell table:formula="of:=SUM([.E18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1:'block feature + log statement match + edit node filter'.C18 'block feature + log statement match + edit node filter'.F1:'block feature + log statement match + edit node filte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50" calcext:value-type="float">
            <text:p>250</text:p>
          </table:table-cell>
          <table:table-cell table:formula="of:=[.D1]/SUM([.D$1:.D$18])" office:value-type="float" office:value="0.68870523415978" calcext:value-type="float">
            <text:p>0.6887052342</text:p>
          </table:table-cell>
          <table:table-cell table:formula="of:=SUM([.E1:.E$1])" office:value-type="float" office:value="0.68870523415978" calcext:value-type="float">
            <text:p>0.6887052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24" calcext:value-type="float">
            <text:p>24</text:p>
          </table:table-cell>
          <table:table-cell table:formula="of:=[.D2]/SUM([.D$1:.D$18])" office:value-type="float" office:value="0.0661157024793388" calcext:value-type="float">
            <text:p>0.0661157025</text:p>
          </table:table-cell>
          <table:table-cell table:formula="of:=SUM([.E$1:.E2])" office:value-type="float" office:value="0.754820936639118" calcext:value-type="float">
            <text:p>0.7548209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16" calcext:value-type="float">
            <text:p>16</text:p>
          </table:table-cell>
          <table:table-cell table:formula="of:=[.D3]/SUM([.D$1:.D$18])" office:value-type="float" office:value="0.0440771349862259" calcext:value-type="float">
            <text:p>0.044077135</text:p>
          </table:table-cell>
          <table:table-cell table:formula="of:=SUM([.E$1:.E3])" office:value-type="float" office:value="0.798898071625344" calcext:value-type="float">
            <text:p>0.7988980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4" calcext:value-type="float">
            <text:p>4</text:p>
          </table:table-cell>
          <table:table-cell table:formula="of:=[.D4]/SUM([.D$1:.D$18])" office:value-type="float" office:value="0.0110192837465565" calcext:value-type="float">
            <text:p>0.0110192837</text:p>
          </table:table-cell>
          <table:table-cell table:formula="of:=SUM([.E$1:.E4])" office:value-type="float" office:value="0.809917355371901" calcext:value-type="float">
            <text:p>0.8099173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1:.D$18])" office:value-type="float" office:value="0.00550964187327824" calcext:value-type="float">
            <text:p>0.0055096419</text:p>
          </table:table-cell>
          <table:table-cell table:formula="of:=SUM([.E$1:.E5])" office:value-type="float" office:value="0.815426997245179" calcext:value-type="float">
            <text:p>0.8154269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6])" office:value-type="float" office:value="14" calcext:value-type="float">
            <text:p>14</text:p>
          </table:table-cell>
          <table:table-cell table:formula="of:=[.D6]/SUM([.D$1:.D$18])" office:value-type="float" office:value="0.0385674931129477" calcext:value-type="float">
            <text:p>0.0385674931</text:p>
          </table:table-cell>
          <table:table-cell table:formula="of:=SUM([.E$1:.E6])" office:value-type="float" office:value="0.853994490358127" calcext:value-type="float">
            <text:p>0.8539944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7])" office:value-type="float" office:value="4" calcext:value-type="float">
            <text:p>4</text:p>
          </table:table-cell>
          <table:table-cell table:formula="of:=[.D7]/SUM([.D$1:.D$18])" office:value-type="float" office:value="0.0110192837465565" calcext:value-type="float">
            <text:p>0.0110192837</text:p>
          </table:table-cell>
          <table:table-cell table:formula="of:=SUM([.E$1:.E7])" office:value-type="float" office:value="0.865013774104683" calcext:value-type="float">
            <text:p>0.86501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577];[.C8])" office:value-type="float" office:value="2" calcext:value-type="float">
            <text:p>2</text:p>
          </table:table-cell>
          <table:table-cell table:formula="of:=[.D8]/SUM([.D$1:.D$18])" office:value-type="float" office:value="0.00550964187327824" calcext:value-type="float">
            <text:p>0.0055096419</text:p>
          </table:table-cell>
          <table:table-cell table:formula="of:=SUM([.E$1:.E8])" office:value-type="float" office:value="0.870523415977961" calcext:value-type="float">
            <text:p>0.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9])" office:value-type="float" office:value="6" calcext:value-type="float">
            <text:p>6</text:p>
          </table:table-cell>
          <table:table-cell table:formula="of:=[.D9]/SUM([.D$1:.D$18])" office:value-type="float" office:value="0.0165289256198347" calcext:value-type="float">
            <text:p>0.0165289256</text:p>
          </table:table-cell>
          <table:table-cell table:formula="of:=SUM([.E$1:.E9])" office:value-type="float" office:value="0.887052341597796" calcext:value-type="float">
            <text:p>0.8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10])" office:value-type="float" office:value="4" calcext:value-type="float">
            <text:p>4</text:p>
          </table:table-cell>
          <table:table-cell table:formula="of:=[.D10]/SUM([.D$1:.D$18])" office:value-type="float" office:value="0.0110192837465565" calcext:value-type="float">
            <text:p>0.0110192837</text:p>
          </table:table-cell>
          <table:table-cell table:formula="of:=SUM([.E$1:.E10])" office:value-type="float" office:value="0.898071625344353" calcext:value-type="float">
            <text:p>0.898071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1:.D$18])" office:value-type="float" office:value="0.00550964187327824" calcext:value-type="float">
            <text:p>0.0055096419</text:p>
          </table:table-cell>
          <table:table-cell table:formula="of:=SUM([.E$1:.E11])" office:value-type="float" office:value="0.903581267217631" calcext:value-type="float">
            <text:p>0.903581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2])" office:value-type="float" office:value="2" calcext:value-type="float">
            <text:p>2</text:p>
          </table:table-cell>
          <table:table-cell table:formula="of:=[.D12]/SUM([.D$1:.D$18])" office:value-type="float" office:value="0.00550964187327824" calcext:value-type="float">
            <text:p>0.0055096419</text:p>
          </table:table-cell>
          <table:table-cell table:formula="of:=SUM([.E$1:.E12])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577];[.C13])" office:value-type="float" office:value="8" calcext:value-type="float">
            <text:p>8</text:p>
          </table:table-cell>
          <table:table-cell table:formula="of:=[.D13]/SUM([.D$1:.D$18])" office:value-type="float" office:value="0.0220385674931129" calcext:value-type="float">
            <text:p>0.0220385675</text:p>
          </table:table-cell>
          <table:table-cell table:formula="of:=SUM([.E$1:.E13])" office:value-type="float" office:value="0.931129476584022" calcext:value-type="float">
            <text:p>0.931129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4])" office:value-type="float" office:value="2" calcext:value-type="float">
            <text:p>2</text:p>
          </table:table-cell>
          <table:table-cell table:formula="of:=[.D14]/SUM([.D$1:.D$18])" office:value-type="float" office:value="0.00550964187327824" calcext:value-type="float">
            <text:p>0.0055096419</text:p>
          </table:table-cell>
          <table:table-cell table:formula="of:=SUM([.E$1:.E14])" office:value-type="float" office:value="0.9366391184573" calcext:value-type="float">
            <text:p>0.936639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5])" office:value-type="float" office:value="4" calcext:value-type="float">
            <text:p>4</text:p>
          </table:table-cell>
          <table:table-cell table:formula="of:=[.D15]/SUM([.D$1:.D$18])" office:value-type="float" office:value="0.0110192837465565" calcext:value-type="float">
            <text:p>0.0110192837</text:p>
          </table:table-cell>
          <table:table-cell table:formula="of:=SUM([.E$1:.E15])" office:value-type="float" office:value="0.947658402203857" calcext:value-type="float">
            <text:p>0.947658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577];[.C16])" office:value-type="float" office:value="2" calcext:value-type="float">
            <text:p>2</text:p>
          </table:table-cell>
          <table:table-cell table:formula="of:=[.D16]/SUM([.D$1:.D$18])" office:value-type="float" office:value="0.00550964187327824" calcext:value-type="float">
            <text:p>0.0055096419</text:p>
          </table:table-cell>
          <table:table-cell table:formula="of:=SUM([.E$1:.E16])" office:value-type="float" office:value="0.953168044077135" calcext:value-type="float">
            <text:p>0.953168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17])" office:value-type="float" office:value="1" calcext:value-type="float">
            <text:p>1</text:p>
          </table:table-cell>
          <table:table-cell table:formula="of:=[.D17]/SUM([.D$1:.D$18])" office:value-type="float" office:value="0.00275482093663912" calcext:value-type="float">
            <text:p>0.0027548209</text:p>
          </table:table-cell>
          <table:table-cell table:formula="of:=SUM([.E$1:.E17])" office:value-type="float" office:value="0.955922865013774" calcext:value-type="float">
            <text:p>0.95592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18])" office:value-type="float" office:value="16" calcext:value-type="float">
            <text:p>16</text:p>
          </table:table-cell>
          <table:table-cell table:formula="of:=[.D18]/SUM([.D$1:.D$18])" office:value-type="float" office:value="0.0440771349862259" calcext:value-type="float">
            <text:p>0.044077135</text:p>
          </table:table-cell>
          <table:table-cell table:formula="of:=SUM([.E$1:.E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1:'gumtree block feature + log statement match + 0.99up'.F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1:37:23.259404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11:38:28.933774535</dc:date>
    <meta:editing-duration>PT41M42S</meta:editing-duration>
    <meta:editing-cycles>8</meta:editing-cycles>
    <meta:generator>LibreOffice/5.0.3.2$Linux_X86_64 LibreOffice_project/00m0$Build-2</meta:generator>
    <meta:document-statistic meta:table-count="3" meta:cell-count="4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1:'block feature + log statement match + edit node filter'.C18 'block feature + log statement match + edit node filter'.F1:'block feature + log statement match + edit node filter'.F18" svg:x="0.32cm" svg:y="0.18cm" svg:width="15.36cm" svg:height="8.64cm">
          <chartooo:coordinate-region svg:x="1.047cm" svg:y="0.38cm" svg:width="14.353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lock feature + log statement match + edit node filter'.F1:'block feature + log statement match + edit node filter'.F18" chart:class="chart:scatter">
            <chart:domain table:cell-range-address="'block feature + log statement match + edit node filter'.C1:'block feature + log statement match + edit node filter'.C18"/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1:'block feature + log statement match + edit node filter'.C18</svg:desc>
                </draw:g>
              </table:table-cell>
              <table:table-cell office:value-type="float" office:value="0.68870523415978">
                <text:p>0.68870523415978</text:p>
                <draw:g>
                  <svg:desc>'block feature + log statement match + edit node filter'.F1:'block feature + log statement match + edit node filter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4820936639118">
                <text:p>0.754820936639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98898071625344">
                <text:p>0.798898071625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09917355371901">
                <text:p>0.809917355371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15426997245179">
                <text:p>0.815426997245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994490358127">
                <text:p>0.853994490358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65013774104683">
                <text:p>0.865013774104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870523415977961">
                <text:p>0.870523415977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887052341597796">
                <text:p>0.887052341597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898071625344353">
                <text:p>0.898071625344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03581267217631">
                <text:p>0.903581267217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931129476584022">
                <text:p>0.931129476584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9366391184573">
                <text:p>0.9366391184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47658402203857">
                <text:p>0.947658402203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0.953168044077135">
                <text:p>0.953168044077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0.955922865013774">
                <text:p>0.955922865013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21 'gumtree block feature + log statement match + 0.99up'.F2:'gumtree block feature + log statement match + 0.99up'.F21" svg:x="0.485cm" svg:y="1.006cm" svg:width="15.359cm" svg:height="8.639cm">
          <chartooo:coordinate-region svg:x="1.212cm" svg:y="1.206cm" svg:width="14.352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 + 0.99up'.F2:'gumtree block feature + log statement match + 0.99up'.F21" chart:class="chart:scatter">
            <chart:domain table:cell-range-address="'gumtree block feature + log statement match + 0.99up'.C2:'gumtree block feature + log statement match + 0.99up'.C2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umtree block feature + log statement match + 0.99up'.C2:'gumtree block feature + log statement match + 0.99up'.C21</svg:desc>
                </draw:g>
              </table:table-cell>
              <table:table-cell office:value-type="float" office:value="0.754820936639118">
                <text:p>0.754820936639118</text:p>
                <draw:g>
                  <svg:desc>'gumtree block feature + log statement match + 0.99up'.F2:'gumtree block feature + log statement match + 0.99up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8898071625344">
                <text:p>0.798898071625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9917355371901">
                <text:p>0.80991735537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5426997245179">
                <text:p>0.815426997245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53994490358127">
                <text:p>0.853994490358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865013774104683">
                <text:p>0.865013774104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870523415977961">
                <text:p>0.870523415977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887052341597796">
                <text:p>0.887052341597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98071625344353">
                <text:p>0.898071625344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03581267217631">
                <text:p>0.90358126721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931129476584022">
                <text:p>0.931129476584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0.9366391184573">
                <text:p>0.9366391184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47658402203857">
                <text:p>0.947658402203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0.953168044077135">
                <text:p>0.953168044077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">
                <text:p>111</text:p>
              </table:table-cell>
              <table:table-cell office:value-type="float" office:value="0.955922865013774">
                <text:p>0.955922865013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